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341" officeooo:paragraph-rsid="00190341"/>
    </style:style>
    <style:style style:name="P2" style:family="paragraph" style:parent-style-name="Standard">
      <style:text-properties officeooo:rsid="00190341" officeooo:paragraph-rsid="00190341"/>
    </style:style>
    <style:style style:name="P3" style:family="paragraph" style:parent-style-name="Standard">
      <style:text-properties officeooo:rsid="00190341" officeooo:paragraph-rsid="001ac9bc"/>
    </style:style>
    <style:style style:name="P4" style:family="paragraph" style:parent-style-name="Standard">
      <style:text-properties officeooo:rsid="001c0844" officeooo:paragraph-rsid="001c0844"/>
    </style:style>
    <style:style style:name="T1" style:family="text">
      <style:text-properties officeooo:rsid="001ab47c"/>
    </style:style>
    <style:style style:name="T2" style:family="text">
      <style:text-properties officeooo:rsid="001ac9bc"/>
    </style:style>
    <style:style style:name="T3" style:family="text">
      <style:text-properties officeooo:rsid="001c08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a. 0.2, 2.6, 1.7</text:p>
      <text:p text:style-name="P1"><text:tab/>b. 1.2, 0.3, 2.1</text:p>
      <text:p text:style-name="P1"><text:tab/>c. 1.9, 1.5, 2,2</text:p>
      <text:p text:style-name="P1"/>
      <text:p text:style-name="P1">2.</text:p>
      <text:p text:style-name="P1"><text:tab/><text:span text:style-name="T1">a. {1, 1.2, </text:span><text:span text:style-name="T2">1.4, 1.6, 1.8, 2</text:span><text:span text:style-name="T1">}</text:span></text:p>
      <text:p text:style-name="P3"><text:tab/><text:span text:style-name="T1">b. {1, </text:span><text:span text:style-name="T2">1.1,</text:span><text:span text:style-name="T1"> 1.2, </text:span><text:span text:style-name="T2">1.3,</text:span><text:span text:style-name="T1"> </text:span><text:span text:style-name="T2">1.4, 1.5, 1.6, 1.7, 1.8, 1.9, 2</text:span><text:span text:style-name="T1">}</text:span></text:p>
      <text:p text:style-name="P1"><text:tab/><text:span text:style-name="T1">c. {</text:span><text:span text:style-name="T2">1, 1.001, 1.002, 1.003, 1.004, … , 1.997, 1.998, 1.999, 2</text:span><text:span text:style-name="T1">}<text:line-break/><text:tab/>d. {</text:span><text:span text:style-name="T3">1.3</text:span><text:span text:style-name="T1">}</text:span></text:p>
      <text:p text:style-name="P1"><text:tab/><text:span text:style-name="T1">e. {</text:span><text:span text:style-name="T3">1.78</text:span><text:span text:style-name="T1">}</text:span></text:p>
      <text:p text:style-name="P1"><text:tab/><text:span text:style-name="T1">f. {</text:span><text:span text:style-name="T3">1.90</text:span><text:span text:style-name="T1">}</text:span></text:p>
      <text:p text:style-name="P1"/>
      <text:p text:style-name="P4">3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8:32:07.548000000</meta:creation-date>
    <dc:date>2021-03-15T11:16:39.229000000</dc:date>
    <meta:editing-duration>PT1H14M44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1" meta:word-count="52" meta:character-count="235" meta:non-whitespace-character-count="185"/>
  </office:meta>
</office:document-meta>
</file>